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25bd94"/>
    </style:style>
    <style:style style:name="P2" style:family="paragraph" style:parent-style-name="Standard">
      <style:text-properties fo:font-size="11pt" officeooo:rsid="001aad88" officeooo:paragraph-rsid="002fec78" style:font-size-asian="11pt" style:font-size-complex="11pt"/>
    </style:style>
    <style:style style:name="P3" style:family="paragraph" style:parent-style-name="Heading_20_1">
      <style:text-properties officeooo:paragraph-rsid="00259e9c"/>
    </style:style>
    <style:style style:name="P4" style:family="paragraph" style:parent-style-name="Text_20_body">
      <style:text-properties officeooo:paragraph-rsid="0028d4d8"/>
    </style:style>
    <style:style style:name="P5" style:family="paragraph" style:parent-style-name="Text_20_body" style:list-style-name="L1">
      <style:text-properties fo:font-size="11pt" officeooo:paragraph-rsid="00259e9c" style:font-size-asian="11pt" style:font-size-complex="11pt"/>
    </style:style>
    <style:style style:name="P6" style:family="paragraph" style:parent-style-name="Text_20_body" style:list-style-name="L1">
      <style:text-properties fo:font-size="11pt" officeooo:paragraph-rsid="002b38f2" style:font-size-asian="11pt" style:font-size-complex="11pt"/>
    </style:style>
    <style:style style:name="P7" style:family="paragraph" style:parent-style-name="Text_20_body" style:list-style-name="L1">
      <style:text-properties fo:font-size="11pt" officeooo:rsid="002b361f" officeooo:paragraph-rsid="002ec6a9" style:font-size-asian="11pt" style:font-size-complex="11pt"/>
    </style:style>
    <style:style style:name="P8" style:family="paragraph" style:parent-style-name="Text_20_body" style:list-style-name="L1">
      <style:text-properties fo:font-size="11pt" officeooo:paragraph-rsid="002ec6a9" style:font-size-asian="11pt" style:font-size-complex="11pt"/>
    </style:style>
    <style:style style:name="P9" style:family="paragraph" style:parent-style-name="Standard">
      <style:text-properties officeooo:paragraph-rsid="002b38f2"/>
    </style:style>
    <style:style style:name="P10" style:family="paragraph" style:parent-style-name="Standard">
      <style:text-properties officeooo:paragraph-rsid="002b361f"/>
    </style:style>
    <style:style style:name="P11" style:family="paragraph" style:parent-style-name="Standard">
      <style:text-properties officeooo:paragraph-rsid="002f99d9"/>
    </style:style>
    <style:style style:name="P12" style:family="paragraph" style:parent-style-name="Standard">
      <style:text-properties officeooo:rsid="001aad88" officeooo:paragraph-rsid="001aad88"/>
    </style:style>
    <style:style style:name="P13" style:family="paragraph" style:parent-style-name="Standard">
      <style:text-properties officeooo:rsid="001aad88" officeooo:paragraph-rsid="002f99d9"/>
    </style:style>
    <style:style style:name="P14" style:family="paragraph" style:parent-style-name="Standard">
      <style:text-properties officeooo:rsid="001c5d49" officeooo:paragraph-rsid="001aad88"/>
    </style:style>
    <style:style style:name="T1" style:family="text">
      <style:text-properties fo:font-weight="bold" officeooo:rsid="0025bd94" style:font-weight-asian="bold" style:font-weight-complex="bold"/>
    </style:style>
    <style:style style:name="T2" style:family="text">
      <style:text-properties fo:font-weight="normal" officeooo:rsid="0025bd94" style:font-weight-asian="normal" style:font-weight-complex="normal"/>
    </style:style>
    <style:style style:name="T3" style:family="text">
      <style:text-properties fo:font-weight="normal" officeooo:rsid="001e3504" style:font-weight-asian="normal" style:font-weight-complex="normal"/>
    </style:style>
    <style:style style:name="T4" style:family="text">
      <style:text-properties fo:font-weight="normal" officeooo:rsid="00273c2e" style:font-weight-asian="normal" style:font-weight-complex="normal"/>
    </style:style>
    <style:style style:name="T5" style:family="text">
      <style:text-properties officeooo:rsid="0025bd94"/>
    </style:style>
    <style:style style:name="T6" style:family="text">
      <style:text-properties officeooo:rsid="002fec78"/>
    </style:style>
    <style:style style:name="T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 style:family="text">
      <style:text-properties officeooo:rsid="003225ab"/>
    </style:style>
    <style:style style:name="T9" style:family="text">
      <style:text-properties officeooo:rsid="0032669f"/>
    </style:style>
    <style:style style:name="T10" style:family="text">
      <style:text-properties style:text-underline-style="solid" style:text-underline-width="auto" style:text-underline-color="font-color" fo:font-weight="bold" officeooo:rsid="0032669f" style:font-weight-asian="bold" style:font-weight-complex="bold"/>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style="italic" style:text-underline-style="solid" style:text-underline-width="auto" style:text-underline-color="font-color" fo:font-weight="bold" officeooo:rsid="003225ab" style:font-style-asian="italic" style:font-weight-asian="bold" style:font-style-complex="italic" style:font-weight-complex="bold"/>
    </style:style>
    <style:style style:name="T13" style:family="text">
      <style:text-properties officeooo:rsid="00259e9c"/>
    </style:style>
    <style:style style:name="T14" style:family="text">
      <style:text-properties fo:font-size="11pt" fo:font-weight="normal" style:font-size-asian="11pt" style:font-weight-asian="normal" style:font-size-complex="11pt" style:font-weight-complex="normal"/>
    </style:style>
    <style:style style:name="T15" style:family="text">
      <style:text-properties fo:font-size="11pt" fo:font-weight="normal" officeooo:rsid="0028d4d8" style:font-size-asian="11pt" style:font-weight-asian="normal" style:font-size-complex="11pt" style:font-weight-complex="normal"/>
    </style:style>
    <style:style style:name="T16" style:family="text">
      <style:text-properties officeooo:rsid="002ec6a9"/>
    </style:style>
    <style:style style:name="T17" style:family="text">
      <style:text-properties officeooo:rsid="002b361f"/>
    </style:style>
    <style:style style:name="T18" style:family="text">
      <style:text-properties officeooo:rsid="002c69c0"/>
    </style:style>
    <style:style style:name="T19" style:family="text">
      <style:text-properties fo:font-size="11pt" officeooo:rsid="0025bd94" style:font-size-asian="11pt" style:font-size-complex="11pt"/>
    </style:style>
    <style:style style:name="T20" style:family="text">
      <style:text-properties fo:font-size="11pt" officeooo:rsid="001aad88" style:font-size-asian="11pt" style:font-size-complex="11pt"/>
    </style:style>
    <style:style style:name="T21" style:family="text">
      <style:text-properties fo:font-size="11pt" officeooo:rsid="002b38f2" style:font-size-asian="11pt" style:font-size-complex="11pt"/>
    </style:style>
    <style:style style:name="T22" style:family="text">
      <style:text-properties fo:font-size="11pt" fo:font-weight="normal" officeooo:rsid="001aad88" style:font-size-asian="11pt" style:font-weight-asian="normal" style:font-size-complex="11pt" style:font-weight-complex="normal"/>
    </style:style>
    <style:style style:name="T23" style:family="text">
      <style:text-properties fo:font-size="11pt" fo:font-style="italic" style:text-underline-style="solid" style:text-underline-width="auto" style:text-underline-color="font-color" fo:font-weight="bold" officeooo:rsid="001aad88" style:font-size-asian="11pt" style:font-style-asian="italic" style:font-weight-asian="bold" style:font-size-complex="11pt" style:font-style-complex="italic" style:font-weight-complex="bold"/>
    </style:style>
    <style:style style:name="T24" style:family="text">
      <style:text-properties fo:font-size="11pt" fo:font-weight="normal" officeooo:rsid="002b38f2" style:font-size-asian="11pt" style:font-weight-asian="normal" style:font-size-complex="11pt" style:font-weight-complex="normal"/>
    </style:style>
    <style:style style:name="T25" style:family="text">
      <style:text-properties fo:font-size="11pt" fo:font-style="italic" style:text-underline-style="solid" style:text-underline-width="auto" style:text-underline-color="font-color" fo:font-weight="bold" officeooo:rsid="0032669f" style:font-size-asian="11pt" style:font-style-asian="italic" style:font-weight-asian="bold" style:font-size-complex="11pt" style:font-style-complex="italic" style:font-weight-complex="bold"/>
    </style:style>
    <style:style style:name="T26" style:family="text">
      <style:text-properties fo:font-size="11pt" fo:font-weight="normal" officeooo:rsid="0032669f" style:font-size-asian="11pt" style:font-weight-asian="normal" style:font-size-complex="11pt" style:font-weight-complex="normal"/>
    </style:style>
    <style:style style:name="T27" style:family="text">
      <style:text-properties fo:font-size="11pt" fo:font-weight="normal" officeooo:rsid="002e84a6" style:font-size-asian="11pt" style:font-weight-asian="normal" style:font-size-complex="11pt" style:font-weight-complex="normal"/>
    </style:style>
    <style:style style:name="T28" style:family="text">
      <style:text-properties fo:font-size="11pt" fo:font-weight="normal" officeooo:rsid="00334a9d" style:font-size-asian="11pt" style:font-weight-asian="normal" style:font-size-complex="11pt" style:font-weight-complex="normal"/>
    </style:style>
    <style:style style:name="T29" style:family="text">
      <style:text-properties fo:font-size="11pt" fo:font-weight="bold" officeooo:rsid="002ec6a9" style:font-size-asian="11pt" style:font-weight-asian="bold" style:font-size-complex="11pt" style:font-weight-complex="bold"/>
    </style:style>
    <style:style style:name="T30" style:family="text">
      <style:text-properties fo:font-size="11pt" fo:font-weight="normal" officeooo:rsid="002ec6a9" style:font-size-asian="11pt" style:font-weight-asian="normal" style:font-size-complex="11pt" style:font-weight-complex="normal"/>
    </style:style>
    <style:style style:name="T31" style:family="text">
      <style:text-properties fo:font-size="11pt" fo:font-weight="normal" officeooo:rsid="002f99d9" style:font-size-asian="11pt" style:font-weight-asian="normal" style:font-size-complex="11pt" style:font-weight-complex="normal"/>
    </style:style>
    <style:style style:name="T32" style:family="text">
      <style:text-properties fo:font-size="11pt" fo:font-style="italic" style:text-underline-style="solid" style:text-underline-width="auto" style:text-underline-color="font-color" fo:font-weight="normal" officeooo:rsid="001aad88" style:font-size-asian="11pt" style:font-style-asian="italic" style:font-weight-asian="normal" style:font-size-complex="11pt" style:font-style-complex="italic" style:font-weight-complex="normal"/>
    </style:style>
    <style:style style:name="T33" style:family="text">
      <style:text-properties fo:font-size="11pt" fo:font-style="italic" style:text-underline-style="solid" style:text-underline-width="auto" style:text-underline-color="font-color" fo:font-weight="normal" officeooo:rsid="002f99d9" style:font-size-asian="11pt" style:font-style-asian="italic" style:font-weight-asian="normal" style:font-size-complex="11pt" style:font-style-complex="italic" style:font-weight-complex="normal"/>
    </style:style>
    <style:style style:name="T34" style:family="text">
      <style:text-properties fo:font-weight="normal" style:font-weight-asian="normal" style:font-weight-complex="normal"/>
    </style:style>
    <style:style style:name="T35" style:family="text">
      <style:text-properties fo:font-size="10pt" fo:font-weight="normal" officeooo:rsid="002f99d9" style:font-size-asian="10pt" style:font-weight-asian="normal" style:font-size-complex="10pt" style:font-weight-complex="normal"/>
    </style:style>
    <style:style style:name="T36" style:family="text">
      <style:text-properties fo:font-size="10pt" fo:font-weight="normal" officeooo:rsid="003225ab" style:font-size-asian="10pt" style:font-weight-asian="normal" style:font-size-complex="10pt"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Subject: </text:span><text:span text:style-name="T2">Optimizing </text:span><text:span text:style-name="T3">Production</text:span><text:span text:style-name="T2"> and Distribution </text:span><text:span text:style-name="T4">Operations </text:span><text:span text:style-name="T2">at Super Chip</text:span></text:p>
      <text:p text:style-name="P1"><text:span text:style-name="T1">To:</text:span><text:span text:style-name="T5"> Super Chip</text:span></text:p>
      <text:p text:style-name="P1"><text:span text:style-name="T1">From:</text:span><text:span text:style-name="T5"> Jonathan Wilson</text:span></text:p>
      <text:h text:style-name="Heading_20_1" text:outline-level="1"><text:span text:style-name="Strong_20_Emphasis">Executive Summary</text:span></text:h>
      <text:p text:style-name="P2">By replacing the proportional‐capacity <text:span text:style-name="T6">model</text:span> with a simplified transportation LP, we cut combined shipping and production costs by <text:span text:style-name="T7">$550,816</text:span>, lowering total expenses from $49.63 <text:span text:style-name="T8">million</text:span> to $49.08 <text:span text:style-name="T8">million</text:span>. Expanding Richmond’s capacity by <text:span text:style-name="T9">about</text:span> <text:span text:style-name="T10">62K</text:span><text:span text:style-name="T11"> units</text:span> yields an additional <text:span text:style-name="T7">$23,794 in savings</text:span>, and the current network can absorb projected demand at an <text:span text:style-name="T7">extra $4.94 </text:span><text:span text:style-name="T12">million</text:span> operating cost warranting a pricing adjustment. Equipping Alexandria with advanced manufacturing technology promises a further <text:span text:style-name="T7">$2.40 </text:span><text:span text:style-name="T12">million</text:span><text:span text:style-name="T7"> reduction</text:span> in production costs.</text:p>
      <text:h text:style-name="P3" text:outline-level="1"><text:span text:style-name="Strong_20_Emphasis"><text:span text:style-name="T13">Purpose &amp; Background </text:span></text:span></text:h>
      <text:p text:style-name="P4"><text:span text:style-name="Strong_20_Emphasis"><text:span text:style-name="T14">Super Chip is a fictitious chip manufacture based in VA. They have five manufacturing facilities Alexandria, Richmond, Norfolk, Roanoke, and Charlottesville. Super Chip makes 30 different chip products and distributes to 23 different sales regions across the US. Each facility has different production capacity levels, equipment and costs for set-up processes. There area also variations in shipping distances and shipping material requirements, different shipping costs. <text:s/></text:span></text:span></text:p>
      <text:p text:style-name="P4"><text:span text:style-name="Strong_20_Emphasis"><text:span text:style-name="T14">Super Chip would like recommendation</text:span></text:span><text:span text:style-name="Strong_20_Emphasis"><text:span text:style-name="T15">s</text:span></text:span><text:span text:style-name="Strong_20_Emphasis"><text:span text:style-name="T14"> as to how they should carry out their production and distribution operations for the following fiscal year. Included in the recommendation, Super Chip is interested in evaluating certain strategic-level questions:</text:span></text:span></text:p>
      <text:list text:style-name="L1">
        <text:list-item>
          <text:p text:style-name="P5">Currently, each facility produces each of the 30 types of chips at levels that are proportional to the facility's total portion of production capacity. <text:span text:style-name="T16">However, </text:span><text:span text:style-name="T17">Super Chip is </text:span><text:span text:style-name="T16">a recommendation</text:span><text:span text:style-name="T17"> for </text:span>alternative production polic<text:span text:style-name="T17">ies to minimize their operations costs. </text:span><text:s/></text:p>
        </text:list-item>
        <text:list-item>
          <text:p text:style-name="P6"><text:span text:style-name="T18">Where should </text:span>Super Chip expand production capacity <text:span text:style-name="T18">for </text:span>a single facility by <text:span text:style-name="T18">utilizing its investment capital by </text:span>purchasing additional equipment? <text:s/></text:p>
        </text:list-item>
        <text:list-item>
          <text:p text:style-name="P7">Does Super Chip have sufficient capacity to handle the estimated increase in demand?</text:p>
        </text:list-item>
        <text:list-item>
          <text:p text:style-name="P8"><text:span text:style-name="T16">W</text:span>hich facility should receive the new <text:span text:style-name="T16">manufacturing </text:span>technology <text:span text:style-name="T16">to </text:span>reduce production costs? </text:p>
        </text:list-item>
      </text:list>
      <text:h text:style-name="Heading_20_1" text:outline-level="1" text:is-list-header="true"><text:span text:style-name="Strong_20_Emphasis"><text:span text:style-name="T13">Recommendations</text:span></text:span></text:h>
      <text:p text:style-name="P9"><text:span text:style-name="Strong_20_Emphasis"><text:span text:style-name="T19">Reco</text:span></text:span><text:span text:style-name="Strong_20_Emphasis"><text:span text:style-name="T20"> </text:span></text:span><text:span text:style-name="Strong_20_Emphasis"><text:span text:style-name="T21">to </text:span></text:span><text:span text:style-name="Strong_20_Emphasis"><text:span text:style-name="T20">1: </text:span></text:span><text:span text:style-name="Strong_20_Emphasis"><text:span text:style-name="T22">By adopting the alternative model, which forgoes the proportional production‐capacity constraint in favor of a simplified, more relaxed transportation LP, we can </text:span></text:span><text:span text:style-name="Strong_20_Emphasis"><text:span text:style-name="T23">reduce combined shipping and production costs by $550,816</text:span></text:span><text:span text:style-name="Strong_20_Emphasis"><text:span text:style-name="T22">. Total operational expenses fall from $49,634,24</text:span></text:span><text:span text:style-name="Strong_20_Emphasis"><text:span text:style-name="T24">7</text:span></text:span><text:span text:style-name="Strong_20_Emphasis"><text:span text:style-name="T22"> in the </text:span></text:span><text:span text:style-name="Strong_20_Emphasis"><text:span text:style-name="T24">proportional (base)</text:span></text:span><text:span text:style-name="Strong_20_Emphasis"><text:span text:style-name="T22"> case to $49,083,430 under th</text:span></text:span><text:span text:style-name="Strong_20_Emphasis"><text:span text:style-name="T24">e</text:span></text:span><text:span text:style-name="Strong_20_Emphasis"><text:span text:style-name="T22"> alternative scenario. </text:span></text:span><text:span text:style-name="T20"><text:s/></text:span></text:p>
      <text:p text:style-name="P9"><text:span text:style-name="Strong_20_Emphasis"><text:span text:style-name="T19">Reco</text:span></text:span><text:span text:style-name="Strong_20_Emphasis"><text:span text:style-name="T20"> </text:span></text:span><text:span text:style-name="Strong_20_Emphasis"><text:span text:style-name="T21">to </text:span></text:span><text:span text:style-name="Strong_20_Emphasis"><text:span text:style-name="T20">2: </text:span></text:span><text:span text:style-name="Strong_20_Emphasis"><text:span text:style-name="T22">It's recommended that we increase the production capacity for </text:span></text:span><text:span text:style-name="Strong_20_Emphasis"><text:span text:style-name="T23">Richmond by </text:span></text:span><text:span text:style-name="Strong_20_Emphasis"><text:span text:style-name="T25">~61,899</text:span></text:span><text:span text:style-name="Strong_20_Emphasis"><text:span text:style-name="T23"> units</text:span></text:span><text:span text:style-name="Strong_20_Emphasis"><text:span text:style-name="T22"> which will </text:span></text:span><text:span text:style-name="Strong_20_Emphasis"><text:span text:style-name="T23">yield an additional $23,794</text:span></text:span><text:span text:style-name="Strong_20_Emphasis"><text:span text:style-name="T22"> </text:span></text:span><text:span text:style-name="Strong_20_Emphasis"><text:span text:style-name="T26">in savings in addition to what we saved</text:span></text:span><text:span text:style-name="Strong_20_Emphasis"><text:span text:style-name="T27"> </text:span></text:span><text:span text:style-name="Strong_20_Emphasis"><text:span text:style-name="T22">using the alternative </text:span></text:span><text:span text:style-name="Strong_20_Emphasis"><text:span text:style-name="T27">model</text:span></text:span><text:span text:style-name="Strong_20_Emphasis"><text:span text:style-name="T22">. No other facility had any benefit to adding additional capacities. </text:span></text:span><text:span text:style-name="Strong_20_Emphasis"><text:span text:style-name="T28">This will loosen the constraint on supply for the Richmond facility. </text:span></text:span></text:p>
      <text:p text:style-name="P10"><text:span text:style-name="Strong_20_Emphasis"><text:span text:style-name="T19">Reco</text:span></text:span><text:span text:style-name="Strong_20_Emphasis"><text:span text:style-name="T20"> </text:span></text:span><text:span text:style-name="Strong_20_Emphasis"><text:span text:style-name="T21">to </text:span></text:span><text:span text:style-name="Strong_20_Emphasis"><text:span text:style-name="T20">3: </text:span></text:span><text:span text:style-name="Strong_20_Emphasis"><text:span text:style-name="T22">It looks like Super Chip </text:span></text:span><text:span text:style-name="Strong_20_Emphasis"><text:span text:style-name="T23">will be able to handle the demand</text:span></text:span><text:span text:style-name="Strong_20_Emphasis"><text:span text:style-name="T22"> but will sustain and </text:span></text:span><text:span text:style-name="Strong_20_Emphasis"><text:span text:style-name="T23">additional cost of $4,940,989.87</text:span></text:span><text:span text:style-name="Strong_20_Emphasis"><text:span text:style-name="T22"> to operations. It's recommended that an appropriate price structure be initiated in order to cover the costs. </text:span></text:span></text:p>
      <text:p text:style-name="P11"><text:span text:style-name="Strong_20_Emphasis"><text:span text:style-name="T29">Reco to 4:</text:span></text:span><text:span text:style-name="Strong_20_Emphasis"><text:span text:style-name="T30"> </text:span></text:span><text:span text:style-name="Strong_20_Emphasis"><text:span text:style-name="T22">It's recommended that </text:span></text:span><text:span text:style-name="Strong_20_Emphasis"><text:span text:style-name="T31">Super Chip</text:span></text:span><text:span text:style-name="Strong_20_Emphasis"><text:span text:style-name="T22"> place this new technology at the </text:span></text:span><text:span text:style-name="Strong_20_Emphasis"><text:span text:style-name="T23">Alexandria facility</text:span></text:span><text:span text:style-name="Strong_20_Emphasis"><text:span text:style-name="T22"> as it will have an additional </text:span></text:span><text:span text:style-name="Strong_20_Emphasis"><text:span text:style-name="T32">cost savings of $2,401,00</text:span></text:span><text:span text:style-name="Strong_20_Emphasis"><text:span text:style-name="T33">7</text:span></text:span><text:span text:style-name="Strong_20_Emphasis"><text:span text:style-name="T32">.</text:span></text:span></text:p>
      <text:p text:style-name="P12"><text:span text:style-name="Strong_20_Emphasis"><text:span text:style-name="T34"/></text:span></text:p>
      <text:p text:style-name="P13"><text:span text:style-name="Strong_20_Emphasis"><text:span text:style-name="T35">*For more details on the analysis </text:span></text:span><text:span text:style-name="Strong_20_Emphasis"><text:span text:style-name="T36">and models used </text:span></text:span><text:span text:style-name="Strong_20_Emphasis"><text:span text:style-name="T35">see the methodology </text:span></text:span><text:span text:style-name="Strong_20_Emphasis"><text:span text:style-name="T36">&amp;</text:span></text:span><text:span text:style-name="Strong_20_Emphasis"><text:span text:style-name="T35"> analysis. </text:span></text:span></text:p>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9T08:49:19.901845178</meta:creation-date>
    <meta:generator>LibreOffice/24.8.6.2$Linux_X86_64 LibreOffice_project/d50be90c1d90f0f90a5235ffcbbafbbfa38a83c2</meta:generator>
    <dc:date>2025-05-03T07:00:42.050445895</dc:date>
    <meta:editing-duration>PT9H56M25S</meta:editing-duration>
    <meta:editing-cycles>19</meta:editing-cycles>
    <meta:document-statistic meta:table-count="0" meta:image-count="0" meta:object-count="0" meta:page-count="1" meta:paragraph-count="18" meta:word-count="469" meta:character-count="3195" meta:non-whitespace-character-count="2735"/>
  </office:meta>
</office:document-meta>
</file>